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tmlElementTag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HtmlElementTagTests.assertBlockTagContains( String output , String desiredCont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HtmlElementTagTests.get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Tests.getMockRequestDataValue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HtmlElementTagTests.getPag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Tests.assertContainsAttribute( String output , String attributeName , String 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HtmlElementTagTests.getReques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Tests.extendRequest( Mock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HtmlElementTagTests.createAndPopulatePag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HtmlElementTa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HtmlElementTagTests.assertAttributeNotPresent( String output ,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HtmlElementTagTests.extendPageContext( MockPageContext pag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HtmlElementTagTests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ElementTagTests.exposeBindingResult(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